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2a1c" officeooo:paragraph-rsid="00102a1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08ec7" officeooo:paragraph-rsid="00108ec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274e6" officeooo:paragraph-rsid="001274e6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41b1b" officeooo:paragraph-rsid="0014870e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9b4b" officeooo:paragraph-rsid="00179b4b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2pt" fo:font-weight="normal" officeooo:rsid="00102a1c" officeooo:paragraph-rsid="00102a1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08ec7" officeooo:paragraph-rsid="00108ec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274e6" officeooo:paragraph-rsid="001274e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41b1b" officeooo:paragraph-rsid="0014870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79b4b" officeooo:paragraph-rsid="00179b4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0141b1b" officeooo:paragraph-rsid="0014870e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1274e6" officeooo:paragraph-rsid="001afb90" style:font-size-asian="10.5pt" style:font-weight-asian="normal" style:font-size-complex="12pt" style:font-weight-complex="normal"/>
    </style:style>
    <style:style style:name="T1" style:family="text">
      <style:text-properties officeooo:rsid="001afb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S</text:p>
      <text:p text:style-name="P1"/>
      <text:p text:style-name="P6">Usuario: Id, nombre completo, teléfono, correo, password, rol, presupuestos</text:p>
      <text:p text:style-name="P6"/>
      <text:p text:style-name="P6">Presupuesto: Id, cliente, referencia, destinatario, dirección, c.postal, ciudad, provincia, comunidad autónoma, país, fecha, precio total</text:p>
      <text:p text:style-name="P6"/>
      <text:p text:style-name="P6">Obra nueva (hereda de Presupuesto): superficie, calidad</text:p>
      <text:p text:style-name="P6"/>
      <text:p text:style-name="P6">Reforma (hereda de Presupuesto): largo, ancho, alto, precio/azulejo, modificación instalación</text:p>
      <text:p text:style-name="P6"/>
      <text:p text:style-name="P6">Cocina (hereda de Reforma): metros lineales mueble, metros lineales encimera</text:p>
      <text:p text:style-name="P6"/>
      <text:p text:style-name="P6">Aseo (hereda de Reforma): número de sanitarios</text:p>
      <text:p text:style-name="P6"/>
      <text:p text:style-name="P6">(Rol: Id, nombre, clientes)</text:p>
      <text:p text:style-name="P6"/>
      <text:p text:style-name="P6"/>
      <text:p text:style-name="P3">Registro:</text:p>
      <text:p text:style-name="P8"/>
      <text:p text:style-name="P12">Nombre, Email, <text:span text:style-name="T1">Teléfono, </text:span>Contraseña,<text:span text:style-name="T1"> </text:span>Confirmar</text:p>
      <text:p text:style-name="P8"/>
      <text:p text:style-name="P4">Login:</text:p>
      <text:p text:style-name="P11"/>
      <text:p text:style-name="P9">Email, Contraseña</text:p>
      <text:p text:style-name="P9"/>
      <text:p text:style-name="P5">Opciones:</text:p>
      <text:p text:style-name="P5"/>
      <text:p text:style-name="P10">Sobre nosotros, Haz tu presupuesto, Mis presupuestos, Galería, Idioma</text:p>
      <text:p text:style-name="P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4" meta:word-count="82" meta:character-count="671" meta:non-whitespace-character-count="603"/>
  </office:meta>
</office:document-meta>
</file>